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5.913cm"/>
    </style:style>
    <style:style style:name="Table1.C" style:family="table-column">
      <style:table-column-properties style:column-width="4.725cm"/>
    </style:style>
    <style:style style:name="Table1.D" style:family="table-column">
      <style:table-column-properties style:column-width="5.89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3">
      <style:text-properties officeooo:paragraph-rsid="001a1cf5"/>
    </style:style>
    <style:style style:name="P15" style:family="paragraph" style:parent-style-name="Heading_20_2">
      <style:text-properties officeooo:paragraph-rsid="001a1cf5"/>
    </style:style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u bölüm artık öğrencinin:</text:p>
      <text:list text:style-name="L1">
        <text:list-item>
          <text:p text:style-name="P1">Elektriğin temelini (Aşama 1),</text:p>
        </text:list-item>
        <text:list-item>
          <text:p text:style-name="P1">Dijital düşünmeyi ve kapı sistemlerini (Aşama 2)<text:line-break/>bildiği varsayımıyla hazırlanmıştır.</text:p>
        </text:list-item>
      </text:list>
      <text:p text:style-name="Text_20_body">Bu aşamada amaç, <text:span text:style-name="Strong_20_Emphasis">dijital devrelerin “davranışsal” hale gelmesi</text:span>, yani öğrencinin artık sistem tasarlarken <text:span text:style-name="Strong_20_Emphasis">koşullar, zamanlama, sayaç, kontrol akışı</text:span> gibi kavramları anlamasıdır.<text:line-break/>Artık “mantık kapısı kurmak” yerine, “küçük bir dijital sistem tasarlamak” aşamasına geçiyoruz.</text:p>
      <text:p text:style-name="Horizontal_20_Line"/>
      <text:h text:style-name="Heading_20_1" text:outline-level="1">🔶 AŞAMA 3: DİJİTAL MANTIKTAN MİKRODENETLEYİCİ MANTIĞINA</text:h>
      <text:p text:style-name="Text_20_body"><text:span text:style-name="Strong_20_Emphasis">Oyun / Simülasyon:</text:span> Digital Logic Sim<text:line-break/><text:span text:style-name="Strong_20_Emphasis">Süre:</text:span> 2–3 Hafta (7 Ders)<text:line-break/><text:span text:style-name="Strong_20_Emphasis">Amaç:</text:span> Dijital sistemlerin ardışık mantığını, sayaçları, zamanlayıcıları ve mikrodenetleyici mantığını öğretmek.<text:line-break/><text:span text:style-name="Strong_20_Emphasis">Seviye:</text:span> Orta (Temel dijital bilgisi olan öğrenci)</text:p>
      <text:p text:style-name="Horizontal_20_Line"/>
      <text:h text:style-name="Heading_20_2" text:outline-level="2">🧭 Genel Akış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Ders</text:p>
            </table:table-cell>
            <table:table-cell table:style-name="Table1.A1" office:value-type="string">
              <text:p text:style-name="Table_20_Heading">Konu</text:p>
            </table:table-cell>
            <table:table-cell table:style-name="Table1.A1" office:value-type="string">
              <text:p text:style-name="Table_20_Heading">Ana Odak</text:p>
            </table:table-cell>
            <table:table-cell table:style-name="Table1.A1" office:value-type="string">
              <text:p text:style-name="Table_20_Heading">Uygulama</text:p>
            </table:table-cell>
          </table:table-row>
        </table:table-header-rows>
        <table:table-row>
          <table:table-cell table:style-name="Table1.A1" office:value-type="string">
            <text:p text:style-name="Table_20_Contents">1️⃣</text:p>
          </table:table-cell>
          <table:table-cell table:style-name="Table1.A1" office:value-type="string">
            <text:p text:style-name="Table_20_Contents">Kombinasyonel vs Ardışık Mantık</text:p>
          </table:table-cell>
          <table:table-cell table:style-name="Table1.A1" office:value-type="string">
            <text:p text:style-name="Table_20_Contents">Hafıza ve zaman farkı</text:p>
          </table:table-cell>
          <table:table-cell table:style-name="Table1.A1" office:value-type="string">
            <text:p text:style-name="Table_20_Contents">Karşılaştırmalı devre</text:p>
          </table:table-cell>
        </table:table-row>
        <table:table-row>
          <table:table-cell table:style-name="Table1.A1" office:value-type="string">
            <text:p text:style-name="Table_20_Contents">2️⃣</text:p>
          </table:table-cell>
          <table:table-cell table:style-name="Table1.A1" office:value-type="string">
            <text:p text:style-name="Table_20_Contents">Clock (Saat) Sinyali</text:p>
          </table:table-cell>
          <table:table-cell table:style-name="Table1.A1" office:value-type="string">
            <text:p text:style-name="Table_20_Contents">Zamanlama kavramı</text:p>
          </table:table-cell>
          <table:table-cell table:style-name="Table1.A1" office:value-type="string">
            <text:p text:style-name="Table_20_Contents">LED yanıp sönme devresi</text:p>
          </table:table-cell>
        </table:table-row>
        <table:table-row>
          <table:table-cell table:style-name="Table1.A1" office:value-type="string">
            <text:p text:style-name="Table_20_Contents">3️⃣</text:p>
          </table:table-cell>
          <table:table-cell table:style-name="Table1.A1" office:value-type="string">
            <text:p text:style-name="Table_20_Contents">Sayaçlar (Counter)</text:p>
          </table:table-cell>
          <table:table-cell table:style-name="Table1.A1" office:value-type="string">
            <text:p text:style-name="Table_20_Contents">Bit artırma, binary sayma</text:p>
          </table:table-cell>
          <table:table-cell table:style-name="Table1.A1" office:value-type="string">
            <text:p text:style-name="Table_20_Contents">4-bit counter yapımı</text:p>
          </table:table-cell>
        </table:table-row>
        <table:table-row>
          <table:table-cell table:style-name="Table1.A1" office:value-type="string">
            <text:p text:style-name="Table_20_Contents">4️⃣</text:p>
          </table:table-cell>
          <table:table-cell table:style-name="Table1.A1" office:value-type="string">
            <text:p text:style-name="Table_20_Contents">Encoder &amp; Decoder</text:p>
          </table:table-cell>
          <table:table-cell table:style-name="Table1.A1" office:value-type="string">
            <text:p text:style-name="Table_20_Contents">Bilgiyi sıkıştırma ve çözme</text:p>
          </table:table-cell>
          <table:table-cell table:style-name="Table1.A1" office:value-type="string">
            <text:p text:style-name="Table_20_Contents">7-segment sayı göstergesi</text:p>
          </table:table-cell>
        </table:table-row>
        <table:table-row>
          <table:table-cell table:style-name="Table1.A1" office:value-type="string">
            <text:p text:style-name="Table_20_Contents">5️⃣</text:p>
          </table:table-cell>
          <table:table-cell table:style-name="Table1.A1" office:value-type="string">
            <text:p text:style-name="Table_20_Contents">Multiplexer &amp; Demultiplexer</text:p>
          </table:table-cell>
          <table:table-cell table:style-name="Table1.A1" office:value-type="string">
            <text:p text:style-name="Table_20_Contents">Seçici veri hattı</text:p>
          </table:table-cell>
          <table:table-cell table:style-name="Table1.A1" office:value-type="string">
            <text:p text:style-name="Table_20_Contents">LED seçici kontrol sistemi</text:p>
          </table:table-cell>
        </table:table-row>
        <table:table-row>
          <table:table-cell table:style-name="Table1.A1" office:value-type="string">
            <text:p text:style-name="Table_20_Contents">6️⃣</text:p>
          </table:table-cell>
          <table:table-cell table:style-name="Table1.A1" office:value-type="string">
            <text:p text:style-name="Table_20_Contents">Register &amp; Hafıza Yapıları</text:p>
          </table:table-cell>
          <table:table-cell table:style-name="Table1.A1" office:value-type="string">
            <text:p text:style-name="Table_20_Contents">Geçici veri tutma</text:p>
          </table:table-cell>
          <table:table-cell table:style-name="Table1.A1" office:value-type="string">
            <text:p text:style-name="Table_20_Contents">8-bit veri kaydırma (shift register)</text:p>
          </table:table-cell>
        </table:table-row>
        <table:table-row>
          <table:table-cell table:style-name="Table1.A1" office:value-type="string">
            <text:p text:style-name="Table_20_Contents">7️⃣</text:p>
          </table:table-cell>
          <table:table-cell table:style-name="Table1.A1" office:value-type="string">
            <text:p text:style-name="Table_20_Contents">Mini Proje: Dijital Trafik Lambası</text:p>
          </table:table-cell>
          <table:table-cell table:style-name="Table1.A1" office:value-type="string">
            <text:p text:style-name="Table_20_Contents">Tüm sistemleri birleştirme</text:p>
          </table:table-cell>
          <table:table-cell table:style-name="Table1.A1" office:value-type="string">
            <text:p text:style-name="Table_20_Contents">Timer, latch, LED kombinasyonu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📘 DERS 1 — Kombinasyonel vs Ardışık Mantık</text:h>
      <text:p text:style-name="Text_20_body"><text:span text:style-name="Strong_20_Emphasis">🎯 Kazanım:</text:span><text:line-break/>Öğrenci, bir sistemin “zamanla değişen” veya “anlık karar veren” türlerini ayırt etmeyi öğrenir.</text:p>
      <text:p text:style-name="Text_20_body"><text:span text:style-name="Strong_20_Emphasis">🧠 Konu Özeti:</text:span></text:p>
      <text:list text:style-name="L2">
        <text:list-item>
          <text:p text:style-name="P2"><text:span text:style-name="Strong_20_Emphasis">Kombinasyonel mantık:</text:span> Girişler neyse çıkış anında ona göre belirlenir (örnek: AND, OR).</text:p>
        </text:list-item>
        <text:list-item>
          <text:p text:style-name="P2"><text:span text:style-name="Strong_20_Emphasis">Ardışık mantık:</text:span> Çıkış, sadece girişe değil, geçmiş duruma da bağlıdır (örnek: flip-flop, counter).</text:p>
        </text:list-item>
        <text:list-item>
          <text:p text:style-name="P2">Bu fark, dijital sistem tasarımında temel kavramdır.</text:p>
        </text:list-item>
      </text:list>
      <text:p text:style-name="Text_20_body"><text:span text:style-name="Strong_20_Emphasis">🧩 Uygulama (Digital Logic Sim):</text:span></text:p>
      <text:list text:style-name="L3">
        <text:list-item>
          <text:p text:style-name="P3">Basit bir AND kapısı (kombinasyonel) kur.</text:p>
        </text:list-item>
        <text:list-item>
          <text:p text:style-name="P3">Bir SR latch (ardışık) kur.</text:p>
        </text:list-item>
        <text:list-item>
          <text:p text:style-name="P3">Girişleri değiştir ve çıkışların davranış farkını gözlemle.</text:p>
        </text:list-item>
      </text:list>
      <text:p text:style-name="Text_20_body"><text:span text:style-name="Strong_20_Emphasis">🔍 Değerlendirme:</text:span></text:p>
      <text:list text:style-name="L4">
        <text:list-item>
          <text:p text:style-name="P4">Hangi sistemde “önceki durum” önemliydi?</text:p>
        </text:list-item>
        <text:list-item>
          <text:p text:style-name="P4">Neden ardışık sistemler zamanla değişiyor?</text:p>
        </text:list-item>
      </text:list>
      <text:p text:style-name="Horizontal_20_Line"/>
      <text:h text:style-name="Heading_20_2" text:outline-level="2">📘 DERS 2 — Clock (Saat) Sinyali</text:h>
      <text:p text:style-name="Text_20_body"><text:span text:style-name="Strong_20_Emphasis">🎯 Kazanım:</text:span><text:line-break/>Clock sinyaliyle ardışık sistemlerin zamanla çalıştığını kavrar.</text:p>
      <text:p text:style-name="Text_20_body"><text:span text:style-name="Strong_20_Emphasis">🧠 Konu Özeti:</text:span></text:p>
      <text:list text:style-name="L5">
        <text:list-item>
          <text:p text:style-name="P5">Clock sinyali (osilatör), sistemin “ritmini” belirler.</text:p>
        </text:list-item>
        <text:list-item>
          <text:p text:style-name="P5">Flip-flop’lar ve sayaçlar clock darbesiyle çalışır.</text:p>
        </text:list-item>
        <text:list-item>
          <text:p text:style-name="P5">Dijital sistemlerde “senkronizasyon” için kullanılır.</text:p>
        </text:list-item>
      </text:list>
      <text:p text:style-name="Text_20_body"><text:span text:style-name="Strong_20_Emphasis">🧩 Uygulama:</text:span></text:p>
      <text:list text:style-name="L6">
        <text:list-item>
          <text:p text:style-name="P6">Clock sinyali (pulse generator) ekle.</text:p>
        </text:list-item>
        <text:list-item>
          <text:p text:style-name="P6">LED’i clock sinyaliyle yanıp söner hale getir.</text:p>
        </text:list-item>
        <text:list-item>
          <text:p text:style-name="P6">Farklı frekans değerleriyle (1 Hz, 5 Hz, 10 Hz) davranışı gözlemle.</text:p>
        </text:list-item>
      </text:list>
      <text:p text:style-name="Text_20_body"><text:span text:style-name="Strong_20_Emphasis">🔍 Değerlendirme:</text:span></text:p>
      <text:list text:style-name="L7">
        <text:list-item>
          <text:p text:style-name="P7">Frekans arttıkça LED davranışı nasıl değişti?</text:p>
        </text:list-item>
        <text:list-item>
          <text:p text:style-name="P7">Clock olmadan sistem nasıl davranıyor?</text:p>
        </text:list-item>
      </text:list>
      <text:h text:style-name="Heading_20_2" text:outline-level="2"><text:soft-page-break/>📘 DERS 3 — Sayaçlar (Counter)</text:h>
      <text:p text:style-name="Text_20_body"><text:span text:style-name="Strong_20_Emphasis">🎯 Kazanım:</text:span><text:line-break/>Binary sayma, clock darbeleriyle artış mantığını kavrar.</text:p>
      <text:p text:style-name="Text_20_body"><text:span text:style-name="Strong_20_Emphasis">🧠 Konu Özeti:</text:span></text:p>
      <text:list text:style-name="L8">
        <text:list-item>
          <text:p text:style-name="P8">Counter’lar clock sinyalini kullanarak adım adım sayar.</text:p>
        </text:list-item>
        <text:list-item>
          <text:p text:style-name="P8">4-bit counter 0000 → 1111 arası sayar.</text:p>
        </text:list-item>
        <text:list-item>
          <text:p text:style-name="P8">Her bit bir flip-flop tarafından tutulur.</text:p>
        </text:list-item>
      </text:list>
      <text:p text:style-name="Text_20_body"><text:span text:style-name="Strong_20_Emphasis">🧩 Uygulama:</text:span></text:p>
      <text:list text:style-name="L9">
        <text:list-item>
          <text:p text:style-name="P9">4 adet D flip-flop kullanarak binary counter kur.</text:p>
        </text:list-item>
        <text:list-item>
          <text:p text:style-name="P9">Clock sinyalini ilk flip-flopa bağla.</text:p>
        </text:list-item>
        <text:list-item>
          <text:p text:style-name="P9">LED’lerle 4-bit sayımı gözlemle (0000 → 1111).</text:p>
        </text:list-item>
      </text:list>
      <text:p text:style-name="Text_20_body"><text:span text:style-name="Strong_20_Emphasis">🔍 Değerlendirme:</text:span></text:p>
      <text:list text:style-name="L10">
        <text:list-item>
          <text:p text:style-name="P10">Her clock darbesinde ne değişiyor?</text:p>
        </text:list-item>
        <text:list-item>
          <text:p text:style-name="P10">En yüksek bit (MSB) hangi adımda değişiyor?</text:p>
        </text:list-item>
      </text:list>
      <text:p text:style-name="Horizontal_20_Line"/>
      <text:h text:style-name="Heading_20_2" text:outline-level="2">📘 DERS 4 — Encoder &amp; Decoder</text:h>
      <text:p text:style-name="Text_20_body"><text:span text:style-name="Strong_20_Emphasis">🎯 Kazanım:</text:span><text:line-break/>Veri sıkıştırma (encoder) ve çözme (decoder) mantığını kavrar.</text:p>
      <text:p text:style-name="Text_20_body"><text:span text:style-name="Strong_20_Emphasis">🧠 Konu Özeti:</text:span></text:p>
      <text:list text:style-name="L11">
        <text:list-item>
          <text:p text:style-name="P11"><text:span text:style-name="Strong_20_Emphasis">Encoder:</text:span> Çok giriş → az bit (örnek: 8 tuş → 3-bit kod).</text:p>
        </text:list-item>
        <text:list-item>
          <text:p text:style-name="P11"><text:span text:style-name="Strong_20_Emphasis">Decoder:</text:span> Az bit → çok çıkış (örnek: 3-bit sayı → 8 LED).</text:p>
        </text:list-item>
        <text:list-item>
          <text:p text:style-name="P11">7-segment ekranlarda decoder sık kullanılır.</text:p>
        </text:list-item>
      </text:list>
      <text:p text:style-name="Text_20_body"><text:span text:style-name="Strong_20_Emphasis">🧩 Uygulama:</text:span></text:p>
      <text:list text:style-name="L12">
        <text:list-item>
          <text:p text:style-name="P12">3-bit decoder (binary to 7-segment) kur.</text:p>
        </text:list-item>
        <text:list-item>
          <text:p text:style-name="P12">Counter çıkışını decoder’a bağla.</text:p>
        </text:list-item>
        <text:list-item>
          <text:p text:style-name="P12">LED’lerle 0–7 arası sayıları göster.</text:p>
        </text:list-item>
      </text:list>
      <text:p text:style-name="Text_20_body"><text:span text:style-name="Strong_20_Emphasis">🔍 Değerlendirme:</text:span></text:p>
      <text:list text:style-name="L13">
        <text:list-item>
          <text:p text:style-name="P13">Decoder ne yapıyor?</text:p>
        </text:list-item>
        <text:list-item>
          <text:p text:style-name="P14">Encoder–decoder farkı nedir?</text:p>
        </text:list-item>
      </text:list>
      <text:h text:style-name="P15" text:outline-level="2"><text:soft-page-break/>📘 DERS 5 — Multiplexer (MUX) ve Demultiplexer (DEMUX)</text:h>
      <text:p text:style-name="Text_20_body"><text:span text:style-name="Strong_20_Emphasis">🎯 Kazanım:</text:span><text:line-break/>Birden çok veriyi tek hatta yönlendirmeyi veya ayırmayı öğrenir.</text:p>
      <text:p text:style-name="Text_20_body"><text:span text:style-name="Strong_20_Emphasis">🧠 Konu Özeti:</text:span></text:p>
      <text:list text:style-name="L14">
        <text:list-item>
          <text:p text:style-name="P16"><text:span text:style-name="Strong_20_Emphasis">MUX:</text:span> Çok giriş → bir çıkış (seçici veri hattı).</text:p>
        </text:list-item>
        <text:list-item>
          <text:p text:style-name="P16"><text:span text:style-name="Strong_20_Emphasis">DEMUX:</text:span> Bir giriş → çok çıkış (veri dağıtıcı).</text:p>
        </text:list-item>
        <text:list-item>
          <text:p text:style-name="P16">Bilgisayarlarda veri yolu (bus) kontrolü bu sistemle yapılır.</text:p>
        </text:list-item>
      </text:list>
      <text:p text:style-name="Text_20_body"><text:span text:style-name="Strong_20_Emphasis">🧩 Uygulama:</text:span></text:p>
      <text:list text:style-name="L15">
        <text:list-item>
          <text:p text:style-name="P17">4 girişli MUX kur.</text:p>
        </text:list-item>
        <text:list-item>
          <text:p text:style-name="P17">Seçim hatlarını değiştirerek hangi girişin LED’e aktarıldığını gözlemle.</text:p>
        </text:list-item>
        <text:list-item>
          <text:p text:style-name="P17">Aynısını DEMUX için ters yönde kur.</text:p>
        </text:list-item>
      </text:list>
      <text:p text:style-name="Text_20_body"><text:span text:style-name="Strong_20_Emphasis">🔍 Değerlendirme:</text:span></text:p>
      <text:list text:style-name="L16">
        <text:list-item>
          <text:p text:style-name="P18">Hangi seçim hattında hangi veri geçiyor?</text:p>
        </text:list-item>
        <text:list-item>
          <text:p text:style-name="P18">Bu sistem nerelerde kullanılır?</text:p>
        </text:list-item>
      </text:list>
      <text:p text:style-name="Horizontal_20_Line"/>
      <text:h text:style-name="Heading_20_2" text:outline-level="2">📘 DERS 6 — Register ve Hafıza Yapıları</text:h>
      <text:p text:style-name="Text_20_body"><text:span text:style-name="Strong_20_Emphasis">🎯 Kazanım:</text:span><text:line-break/>Verilerin ardışık şekilde tutulduğu register yapısını kavrar.</text:p>
      <text:p text:style-name="Text_20_body"><text:span text:style-name="Strong_20_Emphasis">🧠 Konu Özeti:</text:span></text:p>
      <text:list text:style-name="L17">
        <text:list-item>
          <text:p text:style-name="P19">Register, birden fazla flip-flop’tan oluşur.</text:p>
        </text:list-item>
        <text:list-item>
          <text:p text:style-name="P19">Veriler clock darbeleriyle kayar (shift register).</text:p>
        </text:list-item>
        <text:list-item>
          <text:p text:style-name="P19">Bu yapı RAM ve işlemci içi veri taşıyıcısıdır.</text:p>
        </text:list-item>
      </text:list>
      <text:p text:style-name="Text_20_body"><text:span text:style-name="Strong_20_Emphasis">🧩 Uygulama:</text:span></text:p>
      <text:list text:style-name="L18">
        <text:list-item>
          <text:p text:style-name="P20">8-bit shift register kur.</text:p>
        </text:list-item>
        <text:list-item>
          <text:p text:style-name="P20">Clock ile veriyi sağa/sola kaydır.</text:p>
        </text:list-item>
        <text:list-item>
          <text:p text:style-name="P20">LED’lerde bitlerin kayışını gözlemle.</text:p>
        </text:list-item>
      </text:list>
      <text:p text:style-name="Text_20_body"><text:span text:style-name="Strong_20_Emphasis">🔍 Değerlendirme:</text:span></text:p>
      <text:list text:style-name="L19">
        <text:list-item>
          <text:p text:style-name="P21">Clock arttıkça bit akışı nasıl ilerliyor?</text:p>
        </text:list-item>
        <text:list-item>
          <text:p text:style-name="P21">Register ile counter farkı nedir?</text:p>
        </text:list-item>
      </text:list>
      <text:p text:style-name="Standard"/>
      <text:h text:style-name="Heading_20_2" text:outline-level="2"><text:soft-page-break/>📘 DERS 7 — Mini Proje: Dijital Trafik Lambası</text:h>
      <text:p text:style-name="Text_20_body"><text:span text:style-name="Strong_20_Emphasis">🎯 Kazanım:</text:span><text:line-break/>Zamanlayıcılar, latch’ler ve sayaçları birleştirerek kompleks dijital sistem oluşturur.</text:p>
      <text:p text:style-name="Text_20_body"><text:span text:style-name="Strong_20_Emphasis">🧠 Konu Özeti:</text:span></text:p>
      <text:list text:style-name="L20">
        <text:list-item>
          <text:p text:style-name="P22">Trafik lambası: belirli sırada renk değiştiren zamanlama devresidir.</text:p>
        </text:list-item>
        <text:list-item>
          <text:p text:style-name="P22">Sayaç + decoder + timer kombinasyonu kullanılır.</text:p>
        </text:list-item>
        <text:list-item>
          <text:p text:style-name="P22">Bu proje, mikrodenetleyici mantığının temel modelidir.</text:p>
        </text:list-item>
      </text:list>
      <text:p text:style-name="Text_20_body"><text:span text:style-name="Strong_20_Emphasis">🧩 Uygulama:</text:span></text:p>
      <text:list text:style-name="L21">
        <text:list-item>
          <text:p text:style-name="P23">3 LED (kırmızı–sarı–yeşil) bağla.</text:p>
        </text:list-item>
        <text:list-item>
          <text:p text:style-name="P23">Clock sinyalini bir counter’a bağla.</text:p>
        </text:list-item>
        <text:list-item>
          <text:p text:style-name="P23">Decoder kullanarak LED’lerin sırayla yanmasını sağla.</text:p>
        </text:list-item>
        <text:list-item>
          <text:p text:style-name="P23">Süreleri ayarlamak için RC zamanlama ekle.</text:p>
        </text:list-item>
      </text:list>
      <text:p text:style-name="Text_20_body"><text:span text:style-name="Strong_20_Emphasis">🔍 Değerlendirme:</text:span></text:p>
      <text:list text:style-name="L22">
        <text:list-item>
          <text:p text:style-name="P24">Sıralama doğru mu ilerliyor?</text:p>
        </text:list-item>
        <text:list-item>
          <text:p text:style-name="P24">Clock frekansı değişirse sistem davranışı nasıl değişir?</text:p>
        </text:list-item>
      </text:list>
      <text:p text:style-name="Horizontal_20_Line"/>
      <text:h text:style-name="Heading_20_2" text:outline-level="2">✅ Aşama 3 Sonu – Değerlendirme</text:h>
      <text:p text:style-name="Text_20_body">Öğrenci artık:</text:p>
      <text:list text:style-name="L23">
        <text:list-item>
          <text:p text:style-name="P25">Zaman tabanlı sistemleri anlar,</text:p>
        </text:list-item>
        <text:list-item>
          <text:p text:style-name="P25">Bit manipülasyonu, hafıza, MUX–DEMUX gibi dijital yapı taşlarını kavrar,</text:p>
        </text:list-item>
        <text:list-item>
          <text:p text:style-name="P25">Basit mikrodenetleyici (Arduino, PIC, ESP32 vb.) programlamasına geçmeye hazırdır.</text:p>
        </text:list-item>
      </text:list>
      <text:p text:style-name="Horizontal_20_Line"/>
      <text:p text:style-name="Text_20_body">Bir sonraki aşamada (Aşama 4), artık dijital devrelerin <text:span text:style-name="Emphasis">“akıllı” hale gelmesini</text:span> ele alacağız:</text:p>
      <text:p text:style-name="Quotations">🤖 <text:span text:style-name="Strong_20_Emphasis">Aşama 4 — Mikrodenetleyiciler ve Gerçek Sistem Simülasyonu (Tinkercad Circuits)</text:span><text:line-break/>Burada artık kod yazarak LED, sensör, servo gibi bileşenleri kontrol edeceğiz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01:11:57.220195078</meta:creation-date>
    <dc:date>2025-12-11T11:54:24.349841500</dc:date>
    <meta:editing-duration>PT6M39S</meta:editing-duration>
    <meta:editing-cycles>2</meta:editing-cycles>
    <meta:generator>LibreOffice/25.8.3.2$Windows_X86_64 LibreOffice_project/8ca8d55c161d602844f5428fa4b58097424e324e</meta:generator>
    <meta:document-statistic meta:table-count="1" meta:image-count="0" meta:object-count="0" meta:page-count="5" meta:paragraph-count="138" meta:word-count="840" meta:character-count="5504" meta:non-whitespace-character-count="4861"/>
  </office:meta>
</office:document-meta>
</file>